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105cm" fo:min-width="6.764cm"/>
    </style:style>
    <style:style style:name="gr2" style:family="graphic" style:parent-style-name="standard">
      <style:graphic-properties draw:textarea-horizontal-align="justify" draw:textarea-vertical-align="middle" draw:auto-grow-height="false" fo:min-height="4.081cm" fo:min-width="5.131cm"/>
    </style:style>
    <style:style style:name="gr3" style:family="graphic" style:parent-style-name="standard">
      <style:graphic-properties draw:textarea-horizontal-align="justify" draw:textarea-vertical-align="middle" draw:auto-grow-height="false" fo:min-height="5.263cm" fo:min-width="5.581cm"/>
    </style:style>
    <style:style style:name="gr4" style:family="graphic" style:parent-style-name="standard">
      <style:graphic-properties draw:textarea-horizontal-align="justify" draw:textarea-vertical-align="middle" draw:auto-grow-height="false" fo:min-height="4.293cm" fo:min-width="4.7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5.476cm" fo:min-width="19.61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7.321cm" fo:min-width="24.415cm"/>
    </style:style>
    <style:style style:name="gr10" style:family="graphic" style:parent-style-name="standard">
      <style:graphic-properties draw:textarea-horizontal-align="justify" draw:textarea-vertical-align="middle" draw:auto-grow-height="false" fo:min-height="1.004cm" fo:min-width="3.215cm"/>
    </style:style>
    <style:style style:name="gr11" style:family="graphic" style:parent-style-name="standard">
      <style:graphic-properties draw:textarea-horizontal-align="justify" draw:textarea-vertical-align="middle" draw:auto-grow-height="false" fo:min-height="2.873cm" fo:min-width="4.492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808080" fo:background-color="transparent"/>
    </style:style>
    <style:style style:name="P5" style:family="paragraph">
      <loext:graphic-properties draw:fill="none" draw:fill-color="#ffffff"/>
      <style:text-properties fo:color="#808080" fo:background-color="transparent"/>
    </style:style>
    <style:style style:name="P6" style:family="paragraph">
      <style:text-properties fo:color="#808080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-color="#ffffff"/>
    </style:style>
    <style:style style:name="T1" style:family="text">
      <style:text-properties fo:color="#808080" fo:background-color="transparent"/>
    </style:style>
    <style:style style:name="T2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7.264cm" svg:height="4.355cm" svg:x="2.982cm" svg:y="12.927cm">
          <text:p text:style-name="P1">QoccViewWidg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31cm" svg:height="4.331cm" svg:x="8.921cm" svg:y="3.195cm">
          <text:p text:style-name="P1">ISCADMo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81cm" svg:height="5.513cm" svg:x="20.089cm" svg:y="12.011cm">
          <text:p text:style-name="P1">QModelTre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05cm" svg:height="4.543cm" svg:x="20.988cm" svg:y="3.006cm">
          <text:p text:style-name="P1">BGParsing</text:p>
          <text:p text:style-name="P1">Threa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792cm" svg:y1="7.549cm" svg:x2="21.106cm" svg:y2="12.053cm">
          <text:p/>
        </draw:line>
        <draw:frame draw:style-name="gr6" draw:text-style-name="P3" draw:layer="layout" svg:width="3.499cm" svg:height="1.673cm" svg:x="19.143cm" svg:y="8.803cm">
          <draw:text-box>
            <text:p>created...</text:p>
            <text:p>removed...</text:p>
          </draw:text-box>
        </draw:frame>
        <draw:line draw:style-name="gr5" draw:text-style-name="P2" draw:layer="layout" svg:x1="14.552cm" svg:y1="3.882cm" svg:x2="20.988cm" svg:y2="3.811cm">
          <text:p/>
        </draw:line>
        <draw:frame draw:style-name="gr7" draw:text-style-name="P3" draw:layer="layout" svg:width="4.425cm" svg:height="3.095cm" svg:x="14.552cm" svg:y="2.982cm">
          <draw:text-box>
            <text:p>rebuildModel</text:p>
            <text:p>doBgParse</text:p>
          </draw:text-box>
        </draw:frame>
        <draw:line draw:style-name="gr5" draw:text-style-name="P2" draw:layer="layout" svg:x1="20.988cm" svg:y1="7.171cm" svg:x2="14.694cm" svg:y2="7.242cm">
          <text:p/>
        </draw:line>
        <draw:frame draw:style-name="gr6" draw:text-style-name="P3" draw:layer="layout" svg:width="6.027cm" svg:height="0.962cm" svg:x="14.552cm" svg:y="6.271cm">
          <draw:text-box>
            <text:p>onBgParseFinished</text:p>
          </draw:text-box>
        </draw:frame>
        <draw:line draw:style-name="gr5" draw:text-style-name="P2" draw:layer="layout" svg:x1="20.988cm" svg:y1="15.934cm" svg:x2="10.246cm" svg:y2="15.934cm">
          <text:p/>
        </draw:line>
        <draw:frame draw:style-name="gr6" draw:text-style-name="P3" draw:layer="layout" svg:width="1.979cm" svg:height="1.673cm" svg:x="16.562cm" svg:y="15.082cm">
          <draw:text-box>
            <text:p>show</text:p>
            <text:p>hide</text:p>
          </draw:text-box>
        </draw:frame>
        <draw:custom-shape draw:style-name="gr8" draw:text-style-name="P2" draw:layer="layout" svg:width="20.112cm" svg:height="5.726cm" svg:x="6.815cm" svg:y="2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915cm" svg:height="7.571cm" svg:x="2.012cm" svg:y="11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715cm" svg:height="1.254cm" svg:x="21.201cm" svg:y="15.484cm">
          <text:p text:style-name="P1">...Item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861cm" svg:height="0.962cm" svg:x="2.792cm" svg:y="11.841cm">
          <draw:text-box>
            <text:p text:style-name="P4"><text:span text:style-name="T1">View</text:span></text:p>
          </draw:text-box>
        </draw:frame>
        <draw:frame draw:style-name="gr6" draw:text-style-name="P7" draw:layer="layout" svg:width="3.245cm" svg:height="0.962cm" svg:x="20.965cm" svg:y="14.522cm">
          <draw:text-box>
            <text:p text:style-name="P6"><text:span text:style-name="T2">Controller</text:span></text:p>
          </draw:text-box>
        </draw:frame>
        <draw:frame draw:style-name="gr6" draw:text-style-name="P7" draw:layer="layout" svg:width="2.225cm" svg:height="0.962cm" svg:x="6.533cm" svg:y="1.871cm">
          <draw:text-box>
            <text:p text:style-name="P6"><text:span text:style-name="T2">Model</text:span></text:p>
          </draw:text-box>
        </draw:frame>
        <draw:custom-shape draw:style-name="gr11" draw:text-style-name="P1" draw:layer="layout" svg:width="4.992cm" svg:height="3.123cm" svg:x="1.042cm" svg:y="6.576cm">
          <text:p text:style-name="P1">UI: </text:p>
          <text:p text:style-name="P1">Menu</text:p>
          <text:p text:style-name="P1">Button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087cm" svg:y1="9.699cm" svg:x2="5.845cm" svg:y2="12.927cm">
          <text:p/>
        </draw:line>
        <draw:line draw:style-name="gr5" draw:text-style-name="P2" draw:layer="layout" svg:x1="6.034cm" svg:y1="9.464cm" svg:x2="19.663cm" svg:y2="12.847cm">
          <text:p/>
        </draw:line>
        <draw:line draw:style-name="gr5" draw:text-style-name="P2" draw:layer="layout" svg:x1="6.034cm" svg:y1="7.997cm" svg:x2="8.921cm" svg:y2="7.24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Kröger</meta:initial-creator>
    <meta:creation-date>2018-01-13T13:29:16.751470110</meta:creation-date>
    <meta:editing-duration>P1DT2H25M51S</meta:editing-duration>
    <meta:editing-cycles>10</meta:editing-cycles>
    <dc:date>2018-01-15T00:25:54.548700127</dc:date>
    <dc:creator>Hannes Kröger</dc:creator>
    <meta:generator>LibreOffice/5.1.6.2$Linux_X86_64 LibreOffice_project/10m0$Build-2</meta:generator>
    <meta:document-statistic meta:object-count="45"/>
  </office:meta>
</office:document-meta>
</file>